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NF 6429 - process. 09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0-10" calcext:value-type="date">
            <text:p>10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NF 6438 - process. 10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1-10" calcext:value-type="date">
            <text:p>10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NF 6447 - process. 1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2-10" calcext:value-type="date">
            <text:p>10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NF 6456 - process. 1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0"/>
          <table:table-cell table:style-name="ce51" table:formula="of:=[.C7]-[.F7]" office:value-type="float" office:value="470" calcext:value-type="float">
            <text:p>470,00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7])" office:value-type="float" office:value="470" calcext:value-type="float">
            <text:p>4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3:07.778225256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3:07.7806681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1-05T15:04:07.277289816</dc:date>
    <meta:print-date>2019-12-10T15:22:29.903000000</meta:print-date>
    <dc:language>pt-PT</dc:language>
    <meta:editing-cycles>584</meta:editing-cycles>
    <meta:editing-duration>PT23H59M24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